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fo:background-color="#729fcf"/>
    </style:style>
    <style:style style:name="P2" style:family="paragraph" style:parent-style-name="Standard">
      <style:text-properties fo:font-size="14pt" fo:font-style="italic" fo:font-weight="bold" officeooo:rsid="00276912" fo:background-color="#729fcf"/>
    </style:style>
    <style:style style:name="P3" style:family="paragraph" style:parent-style-name="Standard">
      <style:text-properties fo:font-size="14pt" fo:font-style="italic" fo:font-weight="bold" fo:background-color="#00a93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3e5f" officeooo:paragraph-rsid="00153e5f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53e5f" officeooo:paragraph-rsid="00168831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69168" officeooo:paragraph-rsid="00169168"/>
    </style:style>
    <style:style style:name="P7" style:family="paragraph" style:parent-style-name="Standard">
      <style:text-properties fo:font-size="14pt" fo:font-weight="bold" officeooo:rsid="001a7375" officeooo:paragraph-rsid="001a7375" fo:background-color="#729fcf"/>
    </style:style>
    <style:style style:name="P8" style:family="paragraph" style:parent-style-name="Standard">
      <style:text-properties fo:font-size="14pt" fo:font-weight="bold" officeooo:rsid="00169168" officeooo:paragraph-rsid="00169168" fo:background-color="#729fcf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68831" officeooo:paragraph-rsid="00168831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weight="bold" officeooo:rsid="00153e5f" officeooo:paragraph-rsid="00153e5f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weight="bold" officeooo:rsid="00153e5f" officeooo:paragraph-rsid="00168831"/>
    </style:style>
    <style:style style:name="P12" style:family="paragraph" style:parent-style-name="Standard">
      <style:text-properties officeooo:rsid="00169168" officeooo:paragraph-rsid="00169168"/>
    </style:style>
    <style:style style:name="P13" style:family="paragraph" style:parent-style-name="Standard">
      <style:text-properties officeooo:rsid="0017fb18" officeooo:paragraph-rsid="0017fb18"/>
    </style:style>
    <style:style style:name="P14" style:family="paragraph" style:parent-style-name="Standard">
      <style:text-properties officeooo:rsid="001a7375" officeooo:paragraph-rsid="001a7375"/>
    </style:style>
    <style:style style:name="P15" style:family="paragraph" style:parent-style-name="Standard">
      <style:text-properties officeooo:rsid="001a7375" officeooo:paragraph-rsid="002186f9"/>
    </style:style>
    <style:style style:name="P16" style:family="paragraph" style:parent-style-name="Standard">
      <style:text-properties officeooo:rsid="001dc5b7" officeooo:paragraph-rsid="001dc5b7"/>
    </style:style>
    <style:style style:name="P17" style:family="paragraph" style:parent-style-name="Standard">
      <style:text-properties officeooo:rsid="002186f9" officeooo:paragraph-rsid="002186f9"/>
    </style:style>
    <style:style style:name="P18" style:family="paragraph" style:parent-style-name="Standard">
      <style:text-properties officeooo:rsid="00243704" officeooo:paragraph-rsid="00243704"/>
    </style:style>
    <style:style style:name="P19" style:family="paragraph" style:parent-style-name="Standard">
      <style:text-properties officeooo:paragraph-rsid="00273c49"/>
    </style:style>
    <style:style style:name="P20" style:family="paragraph" style:parent-style-name="Standard">
      <style:text-properties fo:font-size="14pt" fo:font-style="italic" fo:font-weight="bold" officeooo:rsid="00276912" officeooo:paragraph-rsid="00293837" fo:background-color="#729fcf"/>
    </style:style>
    <style:style style:name="P21" style:family="paragraph" style:parent-style-name="Standard">
      <style:text-properties fo:font-size="14pt" fo:font-style="italic" fo:font-weight="bold" officeooo:rsid="00276912" officeooo:paragraph-rsid="00340f7e" fo:background-color="#729fcf"/>
    </style:style>
    <style:style style:name="P22" style:family="paragraph" style:parent-style-name="Standard">
      <style:text-properties fo:font-size="14pt" fo:font-weight="bold" officeooo:paragraph-rsid="00340f7e" fo:background-color="#729fcf"/>
    </style:style>
    <style:style style:name="T1" style:family="text">
      <style:text-properties officeooo:rsid="00206715"/>
    </style:style>
    <style:style style:name="T2" style:family="text">
      <style:text-properties officeooo:rsid="002186f9"/>
    </style:style>
    <style:style style:name="T3" style:family="text">
      <style:text-properties officeooo:rsid="00259bd1"/>
    </style:style>
    <style:style style:name="T4" style:family="text">
      <style:text-properties officeooo:rsid="003251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Draft***************</text:p>
      <text:p text:style-name="P5">Comparing SpinalHDL to Autofpga </text:p>
      <text:p text:style-name="P9">When a PLL is required</text:p>
      <text:p text:style-name="P6">Lesson Learned</text:p>
      <text:p text:style-name="P4">03/2<text:span text:style-name="T4">2</text:span>/21</text:p>
      <text:p text:style-name="P11">***************Draft***************</text:p>
      <text:p text:style-name="Standard"/>
      <text:p text:style-name="P12">The catzip project was created for the CatBoard using <text:s/>software packages (Autofpga, Icestorm, Yosys, Nextpnr, Verilator and ZipCPU).</text:p>
      <text:p text:style-name="P13">The main clock on the Catboard is 100MHz. <text:s/>As the logic in FPGA is increased the speed needs to be reduced to obtain a working system. <text:s/>In the catzip.bin require a PLL to reduce the input freqency to 40Mhz.</text:p>
      <text:p text:style-name="P13"/>
      <text:p text:style-name="P13">The first steps in creating the catzip.bin was <text:s/>using Autofpga to generate a toplevel.v <text:span text:style-name="T1">and main.v in the folder </text:span>~/testbuilds/catzip/<text:span text:style-name="T1">rtl/catzip.</text:span></text:p>
      <text:p text:style-name="P13"/>
      <text:p text:style-name="P15">Autofpga requires a file ~/testbuilds/catzip/auto-data/clockpll40.txt with the following. <text:s/><text:span text:style-name="T2">Autofpga uses the tags </text:span></text:p>
      <text:p text:style-name="P17">@$CLKFREQHZ=40000000</text:p>
      <text:p text:style-name="P14">@PREFIX=clk</text:p>
      <text:p text:style-name="P14">@CLOCK.NAME=clk</text:p>
      <text:p text:style-name="P14">@TOP.DEFNS=</text:p>
      <text:p text:style-name="P14"><text:tab/>wire<text:tab/><text:tab/>s_clk, s_reset;</text:p>
      <text:p text:style-name="P14">@TOP.INSERT=</text:p>
      <text:p text:style-name="P14"><text:tab/>assign<text:tab/>s_reset = 1'b0; // This design requires local, not global resets</text:p>
      <text:p text:style-name="P14">@TOP.PORTLIST=i_clk </text:p>
      <text:p text:style-name="P14">@TOP.IODECL= input <text:s/>i_clk;</text:p>
      <text:p text:style-name="P14">@REGDEFS.H.DEFNS=</text:p>
      <text:p text:style-name="P14">#define<text:tab/>CLKFREQHZ<text:tab/>@$CLKFREQHZ</text:p>
      <text:p text:style-name="P14">@BDEF.DEFN=</text:p>
      <text:p text:style-name="P14">#define<text:tab/>CLKFREQHZ<text:tab/>@$CLKFREQHZ</text:p>
      <text:p text:style-name="P14">@CLOCK.NAME=clk</text:p>
      <text:p text:style-name="P14">@CLOCK.FREQUENCY= @$CLKFREQHZ</text:p>
      <text:p text:style-name="P14"/>
      <text:p text:style-name="P7">##</text:p>
      <text:p text:style-name="P7">##</text:p>
      <text:p text:style-name="P7">@$CLKFREQHZ=40000000</text:p>
      <text:p text:style-name="P7">@PREFIX=clk</text:p>
      <text:p text:style-name="P7">@CLOCK.NAME=clk</text:p>
      <text:p text:style-name="P7">@TOP.DEFNS=</text:p>
      <text:p text:style-name="P7"><text:tab/>wire<text:tab/><text:tab/>s_clk, s_reset;</text:p>
      <text:p text:style-name="P7">@TOP.INSERT=</text:p>
      <text:p text:style-name="P7"><text:tab/>assign<text:tab/>s_reset = 1'b0; // This design requires local, not global resets</text:p>
      <text:p text:style-name="P7"/>
      <text:p text:style-name="P7">`ifdef<text:tab/>VERILATOR</text:p>
      <text:p text:style-name="P7"><text:tab/>assign<text:tab/>s_clk = i_clk;</text:p>
      <text:p text:style-name="P7">`else</text:p>
      <text:p text:style-name="P7"><text:tab/>wire<text:tab/>clk_40mhz, pll_locked;</text:p>
      <text:p text:style-name="P7"><text:tab/>SB_PLL40_CORE #(</text:p>
      <text:p text:style-name="P7"><text:soft-page-break/><text:tab/><text:tab/>.FEEDBACK_PATH("SIMPLE"),</text:p>
      <text:p text:style-name="P7"><text:tab/><text:tab/>.DELAY_ADJUSTMENT_MODE_FEEDBACK("FIXED"),</text:p>
      <text:p text:style-name="P7"><text:tab/><text:tab/>.DELAY_ADJUSTMENT_MODE_RELATIVE("FIXED"),</text:p>
      <text:p text:style-name="P7"><text:tab/><text:tab/>.PLLOUT_SELECT("GENCLK"),</text:p>
      <text:p text:style-name="P7"><text:tab/><text:tab/>.FDA_FEEDBACK(4'b1111),</text:p>
      <text:p text:style-name="P7"><text:tab/><text:tab/>.FDA_RELATIVE(4'b1111),</text:p>
      <text:p text:style-name="P7"><text:tab/><text:tab/>.DIVR(4'b0100),<text:tab/><text:tab/>// DIVR = <text:s/>4</text:p>
      <text:p text:style-name="P7"><text:tab/><text:tab/>.DIVQ(7'b0011111),<text:tab/><text:tab/>// DIVQ = <text:s/>31</text:p>
      <text:p text:style-name="P7"><text:tab/><text:tab/>.DIVF(3'b100),<text:tab/><text:tab/>// DIVF = <text:s/>4</text:p>
      <text:p text:style-name="P7"><text:tab/><text:tab/>.FILTER_RANGE(3'b010)<text:tab/>// FILTER_RANGE = 2</text:p>
      <text:p text:style-name="P7"><text:tab/>) plli (</text:p>
      <text:p text:style-name="P7"><text:tab/><text:tab/>.REFERENCECLK <text:s text:c="4"/>(i_clk <text:s text:c="7"/>),</text:p>
      <text:p text:style-name="P7"><text:tab/><text:tab/>.PLLOUTCORE <text:s text:c="4"/>(clk_40mhz <text:s text:c="3"/>),</text:p>
      <text:p text:style-name="P7"><text:tab/><text:tab/>.LOCK <text:s text:c="10"/>(pll_locked <text:s/>),</text:p>
      <text:p text:style-name="P7"><text:tab/><text:tab/>.BYPASS <text:s text:c="8"/>(1'b0 <text:s text:c="8"/>),</text:p>
      <text:p text:style-name="P7"><text:tab/><text:tab/>.RESETB <text:s text:c="8"/>(1'b1 <text:s text:c="8"/>)</text:p>
      <text:p text:style-name="P7"><text:tab/>);</text:p>
      <text:p text:style-name="P7"><text:s text:c="7"/><text:tab/>//SB_GB global_buffer(clk_40mhz, s_clk);</text:p>
      <text:p text:style-name="P7"><text:tab/>assign<text:tab/>s_clk = clk_40mhz;</text:p>
      <text:p text:style-name="P7">`endif</text:p>
      <text:p text:style-name="P7">@TOP.PORTLIST=i_clk </text:p>
      <text:p text:style-name="P7">@TOP.IODECL= input <text:s/>i_clk;</text:p>
      <text:p text:style-name="P7">@REGDEFS.H.DEFNS=</text:p>
      <text:p text:style-name="P7">#define<text:tab/>CLKFREQHZ<text:tab/>@$CLKFREQHZ</text:p>
      <text:p text:style-name="P7">@BDEF.DEFN=</text:p>
      <text:p text:style-name="P7">#define<text:tab/>CLKFREQHZ<text:tab/>@$CLKFREQHZ</text:p>
      <text:p text:style-name="P7">@CLOCK.NAME=clk</text:p>
      <text:p text:style-name="P7">@CLOCK.FREQUENCY= @$CLKFREQHZ</text:p>
      <text:p text:style-name="P14"/>
      <text:p text:style-name="P16"/>
      <text:p text:style-name="P16">The <text:span text:style-name="T2">file </text:span>/home/devel/testbuilds/catzip/auto-data/Makefile requires the following:</text:p>
      <text:p text:style-name="P16"/>
      <text:p text:style-name="P8">DATA := global.txt bkram.txt buserr.txt clockpll40.txt <text:s text:c="9"/>\</text:p>
      <text:p text:style-name="P8"><text:s text:c="8"/>pic.txt pwrcount.txt version.txt <text:s text:c="23"/>\</text:p>
      <text:p text:style-name="P8"><text:s text:c="8"/>hbconsole.txt gpio.txt dlyarbiter.txt zipbones.txt sdramdev.txt \</text:p>
      <text:p text:style-name="P8"><text:s text:c="8"/>mem_sdram_bkram.txt sdramscope.txt</text:p>
      <text:p text:style-name="P8"><text:s text:c="9"/></text:p>
      <text:p text:style-name="P8"/>
      <text:p text:style-name="P12"/>
      <text:p text:style-name="P12">/home/devel/icestorm/icefuzz/tests/sb_pll40_core.v</text:p>
      <text:p text:style-name="P12"><text:s/></text:p>
      <text:p text:style-name="P1">module top(</text:p>
      <text:p text:style-name="P1"><text:tab/>input <text:s text:c="2"/>REFERENCECLK,</text:p>
      <text:p text:style-name="P1"><text:tab/>output <text:s/>PLLOUTCORE,</text:p>
      <text:p text:style-name="P1"><text:tab/>output <text:s/>PLLOUTGLOBAL,</text:p>
      <text:p text:style-name="P1"><text:tab/>input <text:s text:c="2"/>EXTFEEDBACK,</text:p>
      <text:p text:style-name="P1"><text:soft-page-break/><text:tab/>input <text:s text:c="2"/>[7:0] DYNAMICDELAY,</text:p>
      <text:p text:style-name="P1"><text:tab/>output <text:s/>LOCK,</text:p>
      <text:p text:style-name="P1"><text:tab/>input <text:s text:c="2"/>BYPASS,</text:p>
      <text:p text:style-name="P1"><text:tab/>input <text:s text:c="2"/>RESETB,</text:p>
      <text:p text:style-name="P1"><text:tab/>input <text:s text:c="2"/>LATCHINPUTVALUE,</text:p>
      <text:p text:style-name="P1"/>
      <text:p text:style-name="P1"><text:tab/>//Test Pins</text:p>
      <text:p text:style-name="P1"><text:tab/>output <text:s/>SDO,</text:p>
      <text:p text:style-name="P1"><text:tab/>input <text:s text:c="2"/>SDI,</text:p>
      <text:p text:style-name="P1"><text:tab/>input <text:s text:c="2"/>SCLK</text:p>
      <text:p text:style-name="P1">);</text:p>
      <text:p text:style-name="P1"><text:tab/>SB_PLL40_CORE #(</text:p>
      <text:p text:style-name="P1"><text:tab/><text:tab/>.FEEDBACK_PATH("DELAY"),</text:p>
      <text:p text:style-name="P1"><text:tab/><text:tab/>// .FEEDBACK_PATH("SIMPLE"),</text:p>
      <text:p text:style-name="P1"><text:tab/><text:tab/>// .FEEDBACK_PATH("PHASE_AND_DELAY"),</text:p>
      <text:p text:style-name="P1"><text:tab/><text:tab/>// .FEEDBACK_PATH("EXTERNAL"),</text:p>
      <text:p text:style-name="P1"/>
      <text:p text:style-name="P1"><text:tab/><text:tab/>.DELAY_ADJUSTMENT_MODE_FEEDBACK("FIXED"),</text:p>
      <text:p text:style-name="P1"><text:tab/><text:tab/>// .DELAY_ADJUSTMENT_MODE_FEEDBACK("DYNAMIC"),</text:p>
      <text:p text:style-name="P1"/>
      <text:p text:style-name="P1"><text:tab/><text:tab/>.DELAY_ADJUSTMENT_MODE_RELATIVE("FIXED"),</text:p>
      <text:p text:style-name="P1"><text:tab/><text:tab/>// .DELAY_ADJUSTMENT_MODE_RELATIVE("DYNAMIC"),</text:p>
      <text:p text:style-name="P1"/>
      <text:p text:style-name="P1"><text:tab/><text:tab/>.PLLOUT_SELECT("GENCLK"),</text:p>
      <text:p text:style-name="P1"><text:tab/><text:tab/>// .PLLOUT_SELECT("GENCLK_HALF"),</text:p>
      <text:p text:style-name="P1"><text:tab/><text:tab/>// .PLLOUT_SELECT("SHIFTREG_90deg"),</text:p>
      <text:p text:style-name="P1"><text:tab/><text:tab/>// .PLLOUT_SELECT("SHIFTREG_0deg"),</text:p>
      <text:p text:style-name="P1"/>
      <text:p text:style-name="P1"><text:tab/><text:tab/>.SHIFTREG_DIV_MODE(1'b0),</text:p>
      <text:p text:style-name="P1"><text:tab/><text:tab/>.FDA_FEEDBACK(4'b1111),</text:p>
      <text:p text:style-name="P1"><text:tab/><text:tab/>.FDA_RELATIVE(4'b1111),</text:p>
      <text:p text:style-name="P1"><text:tab/><text:tab/>.DIVR(4'b0000),</text:p>
      <text:p text:style-name="P1"><text:tab/><text:tab/>.DIVF(7'b0000000),</text:p>
      <text:p text:style-name="P1"><text:tab/><text:tab/>.DIVQ(3'b001),</text:p>
      <text:p text:style-name="P1"><text:tab/><text:tab/>.FILTER_RANGE(3'b000),</text:p>
      <text:p text:style-name="P1"><text:tab/><text:tab/>.ENABLE_ICEGATE(1'b0),</text:p>
      <text:p text:style-name="P1"><text:tab/><text:tab/>.TEST_MODE(1'b0)</text:p>
      <text:p text:style-name="P1"><text:tab/>) uut (</text:p>
      <text:p text:style-name="P1"><text:tab/><text:tab/>.REFERENCECLK <text:s text:c="2"/>(REFERENCECLK <text:s text:c="2"/>),</text:p>
      <text:p text:style-name="P1"><text:tab/><text:tab/>.PLLOUTCORE <text:s text:c="4"/>(PLLOUTCORE <text:s text:c="4"/>),</text:p>
      <text:p text:style-name="P1"><text:tab/><text:tab/>.PLLOUTGLOBAL <text:s text:c="2"/>(PLLOUTGLOBAL <text:s text:c="2"/>),</text:p>
      <text:p text:style-name="P1"><text:tab/><text:tab/>.EXTFEEDBACK <text:s text:c="3"/>(EXTFEEDBACK <text:s text:c="3"/>),</text:p>
      <text:p text:style-name="P1"><text:tab/><text:tab/>.DYNAMICDELAY <text:s text:c="2"/>(DYNAMICDELAY <text:s text:c="2"/>),</text:p>
      <text:p text:style-name="P1"><text:tab/><text:tab/>.LOCK <text:s text:c="10"/>(LOCK <text:s text:c="10"/>),</text:p>
      <text:p text:style-name="P1"><text:tab/><text:tab/>.BYPASS <text:s text:c="8"/>(BYPASS <text:s text:c="8"/>),</text:p>
      <text:p text:style-name="P1"><text:soft-page-break/><text:tab/><text:tab/>.RESETB <text:s text:c="8"/>(RESETB <text:s text:c="8"/>),</text:p>
      <text:p text:style-name="P1"><text:tab/><text:tab/>.LATCHINPUTVALUE(LATCHINPUTVALUE),</text:p>
      <text:p text:style-name="P1"><text:tab/><text:tab/>.SDO <text:s text:c="11"/>(SDO <text:s text:c="11"/>),</text:p>
      <text:p text:style-name="P1"><text:tab/><text:tab/>.SDI <text:s text:c="11"/>(SDI <text:s text:c="11"/>),</text:p>
      <text:p text:style-name="P1"><text:tab/><text:tab/>.SCLK <text:s text:c="10"/>(SCLK <text:s text:c="10"/>)</text:p>
      <text:p text:style-name="P1"><text:tab/>);</text:p>
      <text:p text:style-name="P1">endmodule</text:p>
      <text:p text:style-name="P1"/>
      <text:p text:style-name="P18">Using SpinalHDL to create <text:s/>pll Verilog.</text:p>
      <text:p text:style-name="P18"/>
      <text:p text:style-name="P19"><text:span text:style-name="T3">The file </text:span>/home/devel/SpinalKeyboardtest/src/main/scala/testcode/toplevel.scala <text:span text:style-name="T3">is what determines the what is placed in the file /home/devel/SpinalKeyboardtest/toplevel_pll.v <text:s/>The first is used to separate the code into a package. <text:s/>The green highlted area are just <text:s/>comments.</text:span></text:p>
      <text:p text:style-name="P19"/>
      <text:p text:style-name="P1"/>
      <text:p text:style-name="P1"/>
      <text:p text:style-name="P1">package testcode</text:p>
      <text:p text:style-name="P1"/>
      <text:p text:style-name="P1">import spinal.core._</text:p>
      <text:p text:style-name="P1">/*</text:p>
      <text:p text:style-name="P3">`ifdef<text:tab/>VERILATOR</text:p>
      <text:p text:style-name="P3"><text:tab/>assign<text:tab/>s_clk = i_clk;</text:p>
      <text:p text:style-name="P3">`else</text:p>
      <text:p text:style-name="P3"><text:tab/>wire<text:tab/>clk_40mhz, pll_locked;</text:p>
      <text:p text:style-name="P3"><text:tab/>SB_PLL40_CORE #(</text:p>
      <text:p text:style-name="P3"><text:tab/><text:tab/>.FEEDBACK_PATH("SIMPLE"),</text:p>
      <text:p text:style-name="P3"><text:tab/><text:tab/>.DELAY_ADJUSTMENT_MODE_FEEDBACK("FIXED"),</text:p>
      <text:p text:style-name="P3"><text:tab/><text:tab/>.DELAY_ADJUSTMENT_MODE_RELATIVE("FIXED"),</text:p>
      <text:p text:style-name="P3"><text:tab/><text:tab/>.PLLOUT_SELECT("GENCLK"),</text:p>
      <text:p text:style-name="P3"><text:tab/><text:tab/>.FDA_FEEDBACK(4'b1111),</text:p>
      <text:p text:style-name="P3"><text:tab/><text:tab/>.FDA_RELATIVE(4'b1111),</text:p>
      <text:p text:style-name="P3"><text:tab/><text:tab/>.DIVR(4'b0100),<text:tab/><text:tab/>// DIVR = <text:s/>4</text:p>
      <text:p text:style-name="P3"><text:tab/><text:tab/>.DIVQ(7'b0011111),<text:tab/><text:tab/>// DIVQ = <text:s/>31</text:p>
      <text:p text:style-name="P3"><text:tab/><text:tab/>.DIVF(3'b100),<text:tab/><text:tab/>// DIVF = <text:s/>4</text:p>
      <text:p text:style-name="P3"><text:tab/><text:tab/>.FILTER_RANGE(3'b010)<text:tab/>// FILTER_RANGE = 2</text:p>
      <text:p text:style-name="P3"><text:tab/>) plli (</text:p>
      <text:p text:style-name="P3"><text:tab/><text:tab/>.REFERENCECLK <text:s text:c="4"/>(i_clk <text:s text:c="7"/>),</text:p>
      <text:p text:style-name="P3"><text:tab/><text:tab/>.PLLOUTCORE <text:s text:c="4"/>(clk_40mhz <text:s text:c="3"/>),</text:p>
      <text:p text:style-name="P3"><text:tab/><text:tab/>.LOCK <text:s text:c="10"/>(pll_locked <text:s/>),</text:p>
      <text:p text:style-name="P3"><text:tab/><text:tab/>.BYPASS <text:s text:c="8"/>(1'b0 <text:s text:c="8"/>),</text:p>
      <text:p text:style-name="P3"><text:tab/><text:tab/>.RESETB <text:s text:c="8"/>(1'b1 <text:s text:c="8"/>)</text:p>
      <text:p text:style-name="P3"><text:tab/>);</text:p>
      <text:p text:style-name="P3"><text:s text:c="7"/><text:tab/>//SB_GB global_buffer(clk_40mhz, s_clk);</text:p>
      <text:p text:style-name="P3"><text:tab/>assign<text:tab/>s_clk = clk_40mhz;</text:p>
      <text:p text:style-name="P3">`endif</text:p>
      <text:p text:style-name="P3"/>
      <text:p text:style-name="P3"><text:soft-page-break/><text:s text:c="2"/>SB_PLL40_CORE #(</text:p>
      <text:p text:style-name="P3"><text:s text:c="4"/>.FEEDBACK_PATH("SIMPLE"),</text:p>
      <text:p text:style-name="P3"><text:s text:c="4"/>.DIVR(4'b0010),</text:p>
      <text:p text:style-name="P3"><text:s text:c="4"/>.DIVF(7'h16),</text:p>
      <text:p text:style-name="P3"><text:s text:c="4"/>.DIVQ(3'b110),</text:p>
      <text:p text:style-name="P3"><text:s text:c="4"/>.FILTER_RANGE(3'b010) </text:p>
      <text:p text:style-name="P3"><text:s text:c="2"/>) plli (</text:p>
      <text:p text:style-name="P3"><text:s text:c="4"/>.REFERENCECLK <text:s text:c="3"/>(io_CLK_100 <text:s text:c="6"/>), //i</text:p>
      <text:p text:style-name="P3"><text:s text:c="4"/>.PLLOUTCORE <text:s text:c="5"/>(plli_PLLOUTCORE <text:s/>), //o</text:p>
      <text:p text:style-name="P3"><text:s text:c="4"/>.LOCK <text:s text:c="11"/>(plli_LOCK <text:s text:c="7"/>), //o</text:p>
      <text:p text:style-name="P3"><text:s text:c="4"/>.BYPASS <text:s text:c="9"/>(_zz_1 <text:s text:c="11"/>), //i</text:p>
      <text:p text:style-name="P3"><text:s text:c="4"/>.RESETB <text:s text:c="9"/>(_zz_2 <text:s text:c="11"/>) <text:s/>//i</text:p>
      <text:p text:style-name="P3"><text:s text:c="2"/>);</text:p>
      <text:p text:style-name="P3"><text:s text:c="2"/>assign _zz_1 = 1'b0;</text:p>
      <text:p text:style-name="P3"><text:s text:c="2"/>assign _zz_2 = 1'b1;</text:p>
      <text:p text:style-name="P3">*/</text:p>
      <text:p text:style-name="P1"/>
      <text:p text:style-name="P2">package testcode</text:p>
      <text:p text:style-name="P2"/>
      <text:p text:style-name="P2">import spinal.core._</text:p>
      <text:p text:style-name="P2">case class SB_PLL40_CORE() extends BlackBox {</text:p>
      <text:p text:style-name="P2"><text:s text:c="2"/>val REFERENCECLK: Bool = in Bool</text:p>
      <text:p text:style-name="P2"><text:s text:c="2"/>val PLLOUTCORE, LOCK = out Bool</text:p>
      <text:p text:style-name="P2"><text:s text:c="2"/>val BYPASS = in Bits()</text:p>
      <text:p text:style-name="P2"><text:s text:c="2"/>val RESETB = in Bits()</text:p>
      <text:p text:style-name="P2"><text:s text:c="2"/>addGeneric("FEEDBACK_PATH", "SIMPLE")</text:p>
      <text:p text:style-name="P2"><text:s text:c="2"/>addGeneric("DELAY_ADJUSTMENT_MODE_FEEDBACK", "FIXED")</text:p>
      <text:p text:style-name="P2"><text:s text:c="2"/>addGeneric("DELAY_ADJUSTMENT_MODE_RELATIVE", "FIXED")</text:p>
      <text:p text:style-name="P2"><text:s text:c="2"/>addGeneric("PLLOUT_SELECT","GENCLK")</text:p>
      <text:p text:style-name="P2"><text:s text:c="2"/>addGeneric("FDA_FEEDBACK",B(15,4 bits))</text:p>
      <text:p text:style-name="P2"><text:s text:c="2"/>addGeneric("FDA_RELATIVE",B(15,4 bits))</text:p>
      <text:p text:style-name="P2"><text:s text:c="2"/>addGeneric("DIVR", B(0,4 bits))</text:p>
      <text:p text:style-name="P2"><text:s text:c="2"/>addGeneric("DIVQ", B(4,3 bits))</text:p>
      <text:p text:style-name="P2"><text:s text:c="2"/>addGeneric("DIVF", B(7,7 bits))</text:p>
      <text:p text:style-name="P2"><text:s text:c="2"/></text:p>
      <text:p text:style-name="P2"><text:s text:c="2"/>addGeneric("FILTER_RANGE", B(5,3 bits))</text:p>
      <text:p text:style-name="P2"><text:s text:c="2"/></text:p>
      <text:p text:style-name="P2"><text:s text:c="2"/>//addGeneric("BYPASS", B(0,1 bits))</text:p>
      <text:p text:style-name="P2"><text:s text:c="2"/>//addGeneric("RESETB", "RESET")</text:p>
      <text:p text:style-name="P2"><text:s text:c="2"/>//addGeneric("EXTFEEDBACK","()")</text:p>
      <text:p text:style-name="P2">}</text:p>
      <text:p text:style-name="P2">case class main() extends BlackBox {</text:p>
      <text:p text:style-name="P2"><text:tab/>val iClk: Bool = in Bool</text:p>
      <text:p text:style-name="P2"><text:tab/>val iRX: Bool = in Bool</text:p>
      <text:p text:style-name="P2"><text:tab/>val oTX: Bool = out Bool</text:p>
      <text:p text:style-name="P2"><text:soft-page-break/><text:tab/></text:p>
      <text:p text:style-name="P2">}</text:p>
      <text:p text:style-name="P2">class toplevel_pll() extends Component {</text:p>
      <text:p text:style-name="P2"><text:s text:c="2"/>val io = new Bundle() {</text:p>
      <text:p text:style-name="P2"><text:s text:c="2"/>val CLK_100 = in Bool</text:p>
      <text:p text:style-name="P2"><text:s text:c="2"/>val uartRX = in Bool</text:p>
      <text:p text:style-name="P2"><text:s text:c="2"/>val uartTX = out Bool</text:p>
      <text:p text:style-name="P2"><text:s text:c="2"/></text:p>
      <text:p text:style-name="P2"><text:s text:c="2"/>}</text:p>
      <text:p text:style-name="P2"><text:s text:c="2"/>val plli: SB_PLL40_CORE = new SB_PLL40_CORE()</text:p>
      <text:p text:style-name="P2"><text:s text:c="2"/>plli.REFERENCECLK &lt;&gt; io.CLK_100</text:p>
      <text:p text:style-name="P2"><text:s text:c="2"/>plli.BYPASS &lt;&gt; B(0,1 bit)</text:p>
      <text:p text:style-name="P2"><text:s text:c="2"/>plli.RESETB &lt;&gt; B(1,1 bit)</text:p>
      <text:p text:style-name="P2"><text:s text:c="2"/></text:p>
      <text:p text:style-name="P2"><text:s text:c="2"/>val main = new main()</text:p>
      <text:p text:style-name="P2"><text:s text:c="2"/>main.iClk &lt;&gt; plli.PLLOUTCORE</text:p>
      <text:p text:style-name="P2"><text:s text:c="2"/>main.iRX &lt;&gt; io.uartRX</text:p>
      <text:p text:style-name="P2"><text:s text:c="2"/>main.oTX &lt;&gt; io.uartTX <text:s/></text:p>
      <text:p text:style-name="P2">}</text:p>
      <text:p text:style-name="P2">//Generate the toplevel_pll Verilog</text:p>
      <text:p text:style-name="P2">object toplevel_pllVerilog {</text:p>
      <text:p text:style-name="P2"><text:s text:c="2"/>def main(args: Array[String]) {</text:p>
      <text:p text:style-name="P2"><text:s text:c="4"/>SpinalVerilog(new toplevel_pll)</text:p>
      <text:p text:style-name="P2"><text:s text:c="2"/>}</text:p>
      <text:p text:style-name="P2">}</text:p>
      <text:p text:style-name="P20"/>
      <text:p text:style-name="P21">Goal: To complete the SIMPLE pll using SpinalHDL. <text:s text:c="2"/>In addition to include a Blackbox to include main.v </text:p>
      <text:p text:style-name="P21">a MyHDL modude which sends HELLOWORLD at 2MBaud. The PLL will reduce the 100MHz and main was reduced to</text:p>
      <text:p text:style-name="P21">115200 Baud. </text:p>
      <text:p text:style-name="P21"/>
      <text:p text:style-name="P21">Status as of 03/22/21: The SIMPLE pll appears to be complete, but the <text:s/>HELLOWORLD at 115200 Baud is now</text:p>
      <text:p text:style-name="P21">working. <text:s/>main.pcf -&gt; toplevel_pll.pcf. <text:s/>Yosys, Nextpnr, icetime, and icepack are all working.</text:p>
      <text:p text:style-name="P21">main require a active lo iRst which was provided by pwruprst.py</text:p>
      <text:p text:style-name="P21"/>
      <text:p text:style-name="P21"><text:s text:c="2"/>wire <text:s text:c="6"/>[0:0] <text:s text:c="3"/>_zz_1;</text:p>
      <text:p text:style-name="P21"><text:s text:c="2"/>wire <text:s text:c="6"/>[0:0] <text:s text:c="3"/>_zz_2;</text:p>
      <text:p text:style-name="P21"><text:s text:c="2"/>wire <text:s text:c="15"/>plli_PLLOUTCORE;</text:p>
      <text:p text:style-name="P21"><text:s text:c="2"/>wire <text:s text:c="15"/>plli_LOCK;</text:p>
      <text:p text:style-name="P21"><text:s text:c="2"/>wire <text:s text:c="15"/>main_1_oTX;</text:p>
      <text:p text:style-name="P21"/>
      <text:p text:style-name="P21"><text:s text:c="2"/>SB_PLL40_CORE #(</text:p>
      <text:p text:style-name="P21"><text:soft-page-break/><text:s text:c="4"/>.FEEDBACK_PATH("SIMPLE"),</text:p>
      <text:p text:style-name="P21"><text:s text:c="4"/>.DELAY_ADJUSTMENT_MODE_FEEDBACK("FIXED"),</text:p>
      <text:p text:style-name="P21"><text:s text:c="4"/>.DELAY_ADJUSTMENT_MODE_RELATIVE("FIXED"),</text:p>
      <text:p text:style-name="P21"><text:s text:c="4"/>.PLLOUT_SELECT("GENCLK"),</text:p>
      <text:p text:style-name="P21"><text:s text:c="4"/>.FDA_FEEDBACK(4'b1111),</text:p>
      <text:p text:style-name="P21"><text:s text:c="4"/>.FDA_RELATIVE(4'b1111),</text:p>
      <text:p text:style-name="P21"><text:s text:c="4"/>.DIVR(4'b0000),</text:p>
      <text:p text:style-name="P21"><text:s text:c="4"/>.DIVQ(3'b100),</text:p>
      <text:p text:style-name="P21"><text:s text:c="4"/>.DIVF(7'h07),</text:p>
      <text:p text:style-name="P21"><text:s text:c="4"/>.FILTER_RANGE(3'b101) </text:p>
      <text:p text:style-name="P21"><text:s text:c="2"/>) plli (</text:p>
      <text:p text:style-name="P21"><text:s text:c="4"/>.REFERENCECLK <text:s text:c="3"/>(io_CLK_100 <text:s text:c="6"/>), //i</text:p>
      <text:p text:style-name="P21"><text:s text:c="4"/>.PLLOUTCORE <text:s text:c="5"/>(plli_PLLOUTCORE <text:s/>), //o</text:p>
      <text:p text:style-name="P21"><text:s text:c="4"/>.LOCK <text:s text:c="11"/>(plli_LOCK <text:s text:c="7"/>), //o</text:p>
      <text:p text:style-name="P21"><text:s text:c="4"/>.BYPASS <text:s text:c="9"/>(_zz_1 <text:s text:c="11"/>), //i</text:p>
      <text:p text:style-name="P21"><text:s text:c="4"/>.RESETB <text:s text:c="9"/>(_zz_2 <text:s text:c="11"/>) <text:s/>//i</text:p>
      <text:p text:style-name="P21"><text:s text:c="2"/>);</text:p>
      <text:p text:style-name="P21"><text:s text:c="2"/>main main_1 (</text:p>
      <text:p text:style-name="P21"><text:s text:c="4"/>.iClk <text:s text:c="3"/>(plli_PLLOUTCORE <text:s/>), //i</text:p>
      <text:p text:style-name="P21"><text:s text:c="4"/>.iRX <text:s text:c="4"/>(io_uartRX <text:s text:c="7"/>), //i</text:p>
      <text:p text:style-name="P21"><text:s text:c="4"/>.oTX <text:s text:c="4"/>(main_1_oTX <text:s text:c="6"/>) <text:s/>//o</text:p>
      <text:p text:style-name="P21"><text:s text:c="2"/>);</text:p>
      <text:p text:style-name="P21"><text:s text:c="2"/>assign _zz_1 = 1'b0;</text:p>
      <text:p text:style-name="P21"><text:s text:c="2"/>assign _zz_2 = 1'b1;</text:p>
      <text:p text:style-name="P21"><text:s text:c="2"/>assign io_uartTX = main_1_oTX;</text:p>
      <text:p text:style-name="P21"/>
      <text:p text:style-name="P21"/>
      <text:p text:style-name="P21">Testing 100MHz and BAUDRATE 2e6</text:p>
      <text:p text:style-name="P21"/>
      <text:p text:style-name="P21">mainwkg1.png</text:p>
      <text:p text:style-name="P21"/>
      <text:p text:style-name="P21">mainwkg2.png</text:p>
      <text:p text:style-name="P21"/>
      <text:p text:style-name="P21">devel@mypi3-21:~/myhdl-relook/rs232tests $ sudo config_cat main.bin</text:p>
      <text:p text:style-name="P21"/>
      <text:p text:style-name="P21">mainwkg3.png</text:p>
      <text:p text:style-name="P21"/>
      <text:p text:style-name="P21">~/SpinalKeyboardtest/rs232-MyHDL-SpinalHDL</text:p>
      <text:p text:style-name="P21"/>
      <text:p text:style-name="P21">diff rs232sig.py ~/myhdl-relook/rs232tests/rs232sig.py</text:p>
      <text:p text:style-name="P21">3,4c3,4</text:p>
      <text:p text:style-name="P21">&lt; Clk_f=50e6 #100 Mhz</text:p>
      <text:p text:style-name="P21">&lt; BAUDRATE=115200</text:p>
      <text:p text:style-name="P21">---</text:p>
      <text:p text:style-name="P21">&gt; Clk_f=100e6 #100 Mhz</text:p>
      <text:p text:style-name="P21"><text:soft-page-break/>&gt; BAUDRATE=2e6</text:p>
      <text:p text:style-name="P21"/>
      <text:p text:style-name="P21">In main.py uncoment </text:p>
      <text:p text:style-name="P21">133 #convert_main(hdl='Verilog')</text:p>
      <text:p text:style-name="P21"/>
      <text:p text:style-name="P21">python main.py create main.v</text:p>
      <text:p text:style-name="P21"/>
      <text:p text:style-name="P21">~/SpinalKeyboardtest/</text:p>
      <text:p text:style-name="P21">sbt "runMain testcode.toplevel_pllVerilog"</text:p>
      <text:p text:style-name="P21"/>
      <text:p text:style-name="P21">[info] welcome to sbt 1.3.13 (Raspbian Java 11.0.9.1)</text:p>
      <text:p text:style-name="P21">[info] loading settings for project spinalkeyboardtest-build from plugins.sbt ...</text:p>
      <text:p text:style-name="P21">[info] loading project definition from /home/devel/SpinalKeyboardtest/project</text:p>
      <text:p text:style-name="P21">[info] loading settings for project spinalkeyboardtest from build.sbt ...</text:p>
      <text:p text:style-name="P21">[info] set current project to SpinalTemplateSbt (in build file:/home/devel/SpinalKeyboardtest/)</text:p>
      <text:p text:style-name="P21">[warn] Multiple main classes detected. <text:s/>Run 'show discoveredMainClasses' to see the list</text:p>
      <text:p text:style-name="P21">[info] running (fork) testcode.toplevel_pllVerilog </text:p>
      <text:p text:style-name="P21">[info] [Runtime] SpinalHDL v1.4.3 <text:s text:c="3"/>git head : adf552d8f500e7419fff395b7049228e4bc5de26</text:p>
      <text:p text:style-name="P21">[info] [Runtime] JVM max memory : 944.0MiB</text:p>
      <text:p text:style-name="P21">[info] [Runtime] Current date : 2021.03.22 06:27:57</text:p>
      <text:p text:style-name="P21">[info] [Progress] at 0.000 : Elaborate components</text:p>
      <text:p text:style-name="P21">[info] [Progress] at 0.361 : Checks and transforms</text:p>
      <text:p text:style-name="P21">[info] [Progress] at 0.605 : Generate Verilog</text:p>
      <text:p text:style-name="P21">[info] [Warning] 1 signals were pruned. You can call printPruned on the backend report to get more informations.</text:p>
      <text:p text:style-name="P21">[info] [Done] at 0.912</text:p>
      <text:p text:style-name="P21">[success] Total time: 7 s, completed Mar 22, 2021, 6:27:59 AM</text:p>
      <text:p text:style-name="P21"/>
      <text:p text:style-name="P21">~/SpinalKeyboardtest/rs232-MyHDL-SpinalHDL</text:p>
      <text:p text:style-name="P21">rm -f toplevel_pll.v</text:p>
      <text:p text:style-name="P21"/>
      <text:p text:style-name="P21">cat ../toplevel_pll.v main.v &gt; toplevel_pll.v</text:p>
      <text:p text:style-name="P21"/>
      <text:p text:style-name="P21">yosys -l simple.log -p 'synth_ice40 -abc9 -blif toplevel_pll.blif -json toplevel_pll.json' toplevel_pll.v</text:p>
      <text:p text:style-name="P21">=== toplevel_pll ===</text:p>
      <text:p text:style-name="P21"/>
      <text:p text:style-name="P21"><text:s text:c="3"/>Number of wires: <text:s text:c="15"/>319</text:p>
      <text:p text:style-name="P21"><text:s text:c="3"/>Number of wire bits: <text:s text:c="11"/>526</text:p>
      <text:p text:style-name="P21"><text:s text:c="3"/>Number of public wires: <text:s text:c="8"/>319</text:p>
      <text:p text:style-name="P21"><text:s text:c="3"/>Number of public wire bits: <text:s text:c="4"/>526</text:p>
      <text:p text:style-name="P21"><text:s text:c="3"/>Number of memories: <text:s text:c="14"/>0</text:p>
      <text:p text:style-name="P21"><text:soft-page-break/><text:s text:c="3"/>Number of memory bits: <text:s text:c="11"/>0</text:p>
      <text:p text:style-name="P21"><text:s text:c="3"/>Number of processes: <text:s text:c="13"/>0</text:p>
      <text:p text:style-name="P21"><text:s text:c="3"/>Number of cells: <text:s text:c="15"/>501</text:p>
      <text:p text:style-name="P21"><text:s text:c="5"/>SB_CARRY <text:s text:c="21"/>116</text:p>
      <text:p text:style-name="P21"><text:s text:c="5"/>SB_DFFE <text:s text:c="23"/>73</text:p>
      <text:p text:style-name="P21"><text:s text:c="5"/>SB_DFFER <text:s text:c="22"/>46</text:p>
      <text:p text:style-name="P21"><text:s text:c="5"/>SB_DFFESR <text:s text:c="22"/>4</text:p>
      <text:p text:style-name="P21"><text:s text:c="5"/>SB_DFFR <text:s text:c="24"/>4</text:p>
      <text:p text:style-name="P21"><text:s text:c="5"/>SB_DFFS <text:s text:c="24"/>1</text:p>
      <text:p text:style-name="P21"><text:s text:c="5"/>SB_DFFSR <text:s text:c="22"/>32</text:p>
      <text:p text:style-name="P21"><text:s text:c="5"/>SB_DFFSS <text:s text:c="23"/>2</text:p>
      <text:p text:style-name="P21"><text:s text:c="5"/>SB_LUT4 <text:s text:c="22"/>222</text:p>
      <text:p text:style-name="P21"><text:s text:c="5"/>SB_PLL40_CORE <text:s text:c="18"/>1</text:p>
      <text:p text:style-name="P21"/>
      <text:p text:style-name="P21"/>
      <text:p text:style-name="P21">nextpnr-ice40 --hx8k --pcf toplevel_pll.pcf --json toplevel_pll.json --asc toplevel_pll.asc</text:p>
      <text:p text:style-name="P21"/>
      <text:p text:style-name="P21">icetime -d hx8k -c 50 toplevel_pll.asc</text:p>
      <text:p text:style-name="P21">// Reading input .asc file..</text:p>
      <text:p text:style-name="P21">// Reading 8k chipdb file..</text:p>
      <text:p text:style-name="P21">// Creating timing netlist..</text:p>
      <text:p text:style-name="P21">// Timing estimate: 9.39 ns (106.46 MHz)</text:p>
      <text:p text:style-name="P21">// Checking 20.00 ns (50.00 MHz) clock constraint: PASSED.</text:p>
      <text:p text:style-name="P21"/>
      <text:p text:style-name="P21"/>
      <text:p text:style-name="P21"/>
      <text:p text:style-name="P21">icepack toplevel_pll.asc toplevel_pll.bin</text:p>
      <text:p text:style-name="P21"/>
      <text:p text:style-name="P21">md5sum toplevel_pll.bin</text:p>
      <text:p text:style-name="P21"/>
      <text:p text:style-name="P22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07:02:52.905646500</meta:creation-date>
    <dc:date>2021-03-22T09:52:07.016140843</dc:date>
    <meta:editing-duration>PT2H32M38S</meta:editing-duration>
    <meta:editing-cycles>22</meta:editing-cycles>
    <meta:generator>LibreOffice/6.1.5.2$Linux_ARM_EABI LibreOffice_project/10$Build-2</meta:generator>
    <meta:document-statistic meta:table-count="0" meta:image-count="0" meta:object-count="0" meta:page-count="9" meta:paragraph-count="329" meta:word-count="1143" meta:character-count="10805" meta:non-whitespace-character-count="8567"/>
  </office:meta>
</office:document-meta>
</file>